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2252in"/>
    </style:style>
    <style:style style:name="co3" style:family="table-column">
      <style:table-column-properties fo:break-before="auto" style:column-width="0.7717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0.31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666666"/>
    </style:style>
    <style:style style:name="ce6" style:family="table-cell" style:parent-style-name="Default">
      <style:table-cell-properties style:cell-protect="none" style:print-content="true"/>
      <style:text-properties fo:color="#666666"/>
    </style:style>
    <style:style style:name="ce8" style:family="table-cell" style:parent-style-name="Default">
      <style:table-cell-properties style:cell-protect="none" style:print-content="true"/>
      <style:text-properties fo:color="#666666"/>
    </style:style>
    <style:style style:name="ce26" style:family="table-cell" style:parent-style-name="Default">
      <style:table-cell-properties style:cell-protect="none" style:print-content="true"/>
      <style:text-properties fo:color="#666666"/>
    </style:style>
    <style:style style:name="ce27" style:family="table-cell" style:parent-style-name="Default">
      <style:table-cell-properties style:cell-protect="none" style:print-content="true"/>
      <style:text-properties fo:color="#666666"/>
    </style:style>
    <style:style style:name="ce11" style:family="table-cell" style:parent-style-name="Default">
      <style:table-cell-properties style:cell-protect="none" style:print-content="true"/>
      <style:text-properties fo:color="#666666"/>
    </style:style>
    <style:style style:name="ce12" style:family="table-cell" style:parent-style-name="Default">
      <style:table-cell-properties style:cell-protect="none" style:print-content="true"/>
      <style:text-properties fo:color="#666666"/>
    </style:style>
    <style:style style:name="ce13" style:family="table-cell" style:parent-style-name="Default">
      <style:table-cell-properties style:cell-protect="none" style:print-content="true"/>
      <style:text-properties fo:color="#666666"/>
    </style:style>
    <style:style style:name="ce14" style:family="table-cell" style:parent-style-name="Default">
      <style:table-cell-properties style:cell-protect="none" style:print-content="true"/>
      <style:text-properties fo:color="#666666"/>
    </style:style>
    <style:style style:name="ce15" style:family="table-cell" style:parent-style-name="Default">
      <style:table-cell-properties style:cell-protect="none" style:print-content="true"/>
      <style:text-properties fo:color="#666666"/>
    </style:style>
    <style:style style:name="ce16" style:family="table-cell" style:parent-style-name="Default">
      <style:table-cell-properties style:cell-protect="none" style:print-content="true"/>
      <style:text-properties fo:color="#666666"/>
    </style:style>
    <style:style style:name="ce17" style:family="table-cell" style:parent-style-name="Default">
      <style:table-cell-properties style:cell-protect="none" style:print-content="true"/>
      <style:text-properties fo:color="#666666"/>
    </style:style>
    <style:style style:name="ce18" style:family="table-cell" style:parent-style-name="Default">
      <style:table-cell-properties style:cell-protect="none" style:print-content="true"/>
      <style:text-properties fo:color="#666666"/>
    </style:style>
    <style:style style:name="ce19" style:family="table-cell" style:parent-style-name="Default">
      <style:table-cell-properties style:cell-protect="none" style:print-content="true"/>
      <style:text-properties fo:color="#666666"/>
    </style:style>
    <style:style style:name="ce20" style:family="table-cell" style:parent-style-name="Default">
      <style:table-cell-properties style:cell-protect="none" style:print-content="true"/>
      <style:text-properties fo:color="#666666"/>
    </style:style>
    <style:style style:name="ce21" style:family="table-cell" style:parent-style-name="Default">
      <style:table-cell-properties style:cell-protect="none" style:print-content="true"/>
      <style:text-properties fo:color="#666666"/>
    </style:style>
    <style:style style:name="ce22" style:family="table-cell" style:parent-style-name="Default">
      <style:table-cell-properties style:cell-protect="none" style:print-content="true"/>
      <style:text-properties fo:color="#666666"/>
    </style:style>
    <style:style style:name="ce23" style:family="table-cell" style:parent-style-name="Default">
      <style:table-cell-properties style:cell-protect="none" style:print-content="true"/>
      <style:text-properties fo:color="#666666"/>
    </style:style>
    <style:style style:name="ce24" style:family="table-cell" style:parent-style-name="Default">
      <style:table-cell-properties style:cell-protect="none" style:print-content="true"/>
      <style:text-properties fo:color="#666666"/>
    </style:style>
    <style:style style:name="ce25" style:family="table-cell" style:parent-style-name="Default">
      <style:table-cell-properties style:cell-protect="none" style:print-content="true"/>
      <style:text-properties fo:color="#666666"/>
    </style:style>
    <style:style style:name="ce7" style:family="table-cell" style:parent-style-name="Default">
      <style:table-cell-properties fo:background-color="#666666" style:cell-protect="none" style:print-content="true"/>
      <style:text-properties fo:color="#666666"/>
    </style:style>
    <style:style style:name="ce2" style:family="table-cell" style:parent-style-name="Default" style:data-style-name="N0"/>
    <style:style style:name="ce9" style:family="table-cell" style:parent-style-name="Default">
      <style:text-properties fo:color="#ff0000"/>
    </style:style>
    <style:style style:name="ce4" style:family="table-cell" style:parent-style-name="Default">
      <style:table-cell-properties style:cell-protect="none" style:print-content="true"/>
      <style:text-properties fo:color="#468a1a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0&quot;;&quot;1&quot;)" table:allow-empty-cell="false" table:display-list="no" table:base-cell-address="Sheet1.B2">
          <table:error-message table:message-type="stop" table:display="true"/>
        </table:content-validation>
      </table:content-validations>
      <table:table table:name="Sheet1" table:style-name="ta1">
        <table:table-column table:style-name="co1" table:number-columns-repeated="1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visibility="collapse" table:number-columns-repeated="2" table:default-cell-style-name="Default"/>
        <table:table-column table:style-name="co5" table:visibility="collapse" table:default-cell-style-name="Default"/>
        <table:table-column table:style-name="co5" table:visibility="collapse" table:default-cell-style-name="ce2"/>
        <table:table-column table:style-name="co5" table:visibility="collapse" table:default-cell-style-name="Default"/>
        <table:table-column table:style-name="co6" table:default-cell-style-name="Default"/>
        <table:table-row table:style-name="ro1">
          <table:table-cell table:style-name="ce5"/>
          <table:table-cell table:style-name="ce5" office:value-type="float" office:value="15" calcext:value-type="float">
            <text:p>15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4"/>
          <table:table-cell table:style-name="Default"/>
          <table:table-cell/>
          <table:table-cell table:style-name="ce9" office:value-type="string" calcext:value-type="string">
            <text:p>Sequential order (TopLeft – TopRight – BottomLeft – BottomRight)</text:p>
          </table:table-cell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2];0);TEXT([.C2];0);TEXT([.D2];0);TEXT([.E2];0);TEXT([.F2];0);TEXT([.G2];0);TEXT([.H2];0);TEXT([.I2];0);)" office:value-type="string" office:string-value="%00000000" calcext:value-type="string">
            <text:p>%00000000</text:p>
          </table:table-cell>
          <table:table-cell table:formula="of:=COM.MICROSOFT.CONCAT(&quot;%&quot;;TEXT([.J2];0);TEXT([.K2];0);TEXT([.L2];0);TEXT([.M2];0);TEXT([.N2];0);TEXT([.O2];0);TEXT([.P2];0);TEXT([.Q2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9" office:value-type="string" calcext:value-type="string">
            <text:p>CA65 resource string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16" table:style-name="ce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3];0);TEXT([.C3];0);TEXT([.D3];0);TEXT([.E3];0);TEXT([.F3];0);TEXT([.G3];0);TEXT([.H3];0);TEXT([.I3];0);)" office:value-type="string" office:string-value="%00000000" calcext:value-type="string">
            <text:p>%00000000</text:p>
          </table:table-cell>
          <table:table-cell table:formula="of:=COM.MICROSOFT.CONCAT(&quot;%&quot;;TEXT([.J3];0);TEXT([.K3];0);TEXT([.L3];0);TEXT([.M3];0);TEXT([.N3];0);TEXT([.O3];0);TEXT([.P3];0);TEXT([.Q3];0);)" office:value-type="string" office:string-value="%00000000" calcext:value-type="string">
            <text:p>%00000000</text:p>
          </table:table-cell>
          <table:table-cell/>
          <table:table-cell table:style-name="Default"/>
          <table:table-cell/>
          <table:table-cell table:style-name="ce4" table:formula="of:=COM.MICROSOFT.CONCAT(&quot;.byte &quot;;COM.MICROSOFT.CONCAT([.W21:.X52]))" office:value-type="string" office:string-value=".byte $0,$0,$1,$1,$1,$3,$5,$3E,$0,$0,$80,$80,$80,$C0,$A0,$7C,$3E,$5,$3,$1,$1,$1,$0,$0,$7C,$A0,$C0,$80,$80,$80,$0,$0" calcext:value-type="string">
            <text:p>.byte $0,$0,$1,$1,$1,$3,$5,$3E,$0,$0,$80,$80,$80,$C0,$A0,$7C,$3E,$5,$3,$1,$1,$1,$0,$0,$7C,$A0,$C0,$80,$80,$80,$0,$0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number-columns-repeated="4" table:style-name="ce22" table:content-validation-name="val1" office:value-type="float" office:value="0" calcext:value-type="float">
            <text:p>0</text:p>
          </table:table-cell>
          <table:table-cell table:number-columns-repeated="2" table:style-name="ce22" table:content-validation-name="val1" office:value-type="float" office:value="1" calcext:value-type="float">
            <text:p>1</text:p>
          </table:table-cell>
          <table:table-cell table:number-columns-repeated="4" table:style-name="ce22" table:content-validation-name="val1" office:value-type="float" office:value="0" calcext:value-type="float">
            <text:p>0</text:p>
          </table:table-cell>
          <table:table-cell table:number-columns-repeated="3" table:style-name="ce8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4];0);TEXT([.C4];0);TEXT([.D4];0);TEXT([.E4];0);TEXT([.F4];0);TEXT([.G4];0);TEXT([.H4];0);TEXT([.I4];0);)" office:value-type="string" office:string-value="%00000001" calcext:value-type="string">
            <text:p>%00000001</text:p>
          </table:table-cell>
          <table:table-cell table:formula="of:=COM.MICROSOFT.CONCAT(&quot;%&quot;;TEXT([.J4];0);TEXT([.K4];0);TEXT([.L4];0);TEXT([.M4];0);TEXT([.N4];0);TEXT([.O4];0);TEXT([.P4];0);TEXT([.Q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number-columns-repeated="2" table:style-name="ce8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number-columns-repeated="4" table:style-name="ce23" table:content-validation-name="val1" office:value-type="float" office:value="0" calcext:value-type="float">
            <text:p>0</text:p>
          </table:table-cell>
          <table:table-cell table:number-columns-repeated="2" table:style-name="ce23" table:content-validation-name="val1" office:value-type="float" office:value="1" calcext:value-type="float">
            <text:p>1</text:p>
          </table:table-cell>
          <table:table-cell table:number-columns-repeated="4" table:style-name="ce23" table:content-validation-name="val1" office:value-type="float" office:value="0" calcext:value-type="float">
            <text:p>0</text:p>
          </table:table-cell>
          <table:table-cell table:number-columns-repeated="3" table:style-name="ce8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5];0);TEXT([.C5];0);TEXT([.D5];0);TEXT([.E5];0);TEXT([.F5];0);TEXT([.G5];0);TEXT([.H5];0);TEXT([.I5];0);)" office:value-type="string" office:string-value="%00000001" calcext:value-type="string">
            <text:p>%00000001</text:p>
          </table:table-cell>
          <table:table-cell table:formula="of:=COM.MICROSOFT.CONCAT(&quot;%&quot;;TEXT([.J5];0);TEXT([.K5];0);TEXT([.L5];0);TEXT([.M5];0);TEXT([.N5];0);TEXT([.O5];0);TEXT([.P5];0);TEXT([.Q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office:value-type="string" calcext:value-type="string">
            <text:p>C resource string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number-columns-repeated="2" table:style-name="ce26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number-columns-repeated="4" table:style-name="ce24" table:content-validation-name="val1" office:value-type="float" office:value="0" calcext:value-type="float">
            <text:p>0</text:p>
          </table:table-cell>
          <table:table-cell table:number-columns-repeated="2" table:style-name="ce24" table:content-validation-name="val1" office:value-type="float" office:value="1" calcext:value-type="float">
            <text:p>1</text:p>
          </table:table-cell>
          <table:table-cell table:number-columns-repeated="4" table:style-name="ce24" table:content-validation-name="val1" office:value-type="float" office:value="0" calcext:value-type="float">
            <text:p>0</text:p>
          </table:table-cell>
          <table:table-cell table:number-columns-repeated="3" table:style-name="ce26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6];0);TEXT([.C6];0);TEXT([.D6];0);TEXT([.E6];0);TEXT([.F6];0);TEXT([.G6];0);TEXT([.H6];0);TEXT([.I6];0);)" office:value-type="string" office:string-value="%00000001" calcext:value-type="string">
            <text:p>%00000001</text:p>
          </table:table-cell>
          <table:table-cell table:formula="of:=COM.MICROSOFT.CONCAT(&quot;%&quot;;TEXT([.J6];0);TEXT([.K6];0);TEXT([.L6];0);TEXT([.M6];0);TEXT([.N6];0);TEXT([.O6];0);TEXT([.P6];0);TEXT([.Q6];0);)" office:value-type="string" office:string-value="%10000000" calcext:value-type="string">
            <text:p>%10000000</text:p>
          </table:table-cell>
          <table:table-cell/>
          <table:table-cell table:style-name="Default"/>
          <table:table-cell/>
          <table:table-cell table:formula="of:=COM.MICROSOFT.CONCAT(&quot;unsigned char tile[]={ &quot;;COM.MICROSOFT.CONCAT([.W21:.X52]);&quot;};&quot;)" office:value-type="string" office:string-value="unsigned char tile[]={ $0,$0,$1,$1,$1,$3,$5,$3E,$0,$0,$80,$80,$80,$C0,$A0,$7C,$3E,$5,$3,$1,$1,$1,$0,$0,$7C,$A0,$C0,$80,$80,$80,$0,$0};" calcext:value-type="string">
            <text:p>unsigned char tile[]={ $0,$0,$1,$1,$1,$3,$5,$3E,$0,$0,$80,$80,$80,$C0,$A0,$7C,$3E,$5,$3,$1,$1,$1,$0,$0,$7C,$A0,$C0,$80,$80,$80,$0,$0};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" table:style-name="ce27"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3" table:style-name="ce24" table:content-validation-name="val1" office:value-type="float" office:value="0" calcext:value-type="float">
            <text:p>0</text:p>
          </table:table-cell>
          <table:table-cell table:number-columns-repeated="4" table:style-name="ce24" table:content-validation-name="val1" office:value-type="float" office:value="1" calcext:value-type="float">
            <text:p>1</text:p>
          </table:table-cell>
          <table:table-cell table:number-columns-repeated="3" table:style-name="ce24" table:content-validation-name="val1" office:value-type="float" office:value="0" calcext:value-type="float">
            <text:p>0</text:p>
          </table:table-cell>
          <table:table-cell table:number-columns-repeated="3" table:style-name="ce27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7];0);TEXT([.C7];0);TEXT([.D7];0);TEXT([.E7];0);TEXT([.F7];0);TEXT([.G7];0);TEXT([.H7];0);TEXT([.I7];0);)" office:value-type="string" office:string-value="%00000011" calcext:value-type="string">
            <text:p>%00000011</text:p>
          </table:table-cell>
          <table:table-cell table:formula="of:=COM.MICROSOFT.CONCAT(&quot;%&quot;;TEXT([.J7];0);TEXT([.K7];0);TEXT([.L7];0);TEXT([.M7];0);TEXT([.N7];0);TEXT([.O7];0);TEXT([.P7];0);TEXT([.Q7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number-columns-repeated="2" table:style-name="ce11" table:content-validation-name="val1" office:value-type="float" office:value="0" calcext:value-type="float">
            <text:p>0</text:p>
          </table:table-cell>
          <table:table-cell table:style-name="ce18" table:content-validation-name="val1" office:value-type="float" office:value="0" calcext:value-type="float">
            <text:p>0</text:p>
          </table:table-cell>
          <table:table-cell table:number-columns-repeated="2"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number-columns-repeated="2" table:style-name="ce25" table:content-validation-name="val1" office:value-type="float" office:value="1" calcext:value-type="float">
            <text:p>1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1" calcext:value-type="float">
            <text:p>1</text:p>
          </table:table-cell>
          <table:table-cell table:number-columns-repeated="2" table:style-name="ce25" table:content-validation-name="val1" office:value-type="float" office:value="0" calcext:value-type="float">
            <text:p>0</text:p>
          </table:table-cell>
          <table:table-cell table:number-columns-repeated="3" table:style-name="ce11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8];0);TEXT([.C8];0);TEXT([.D8];0);TEXT([.E8];0);TEXT([.F8];0);TEXT([.G8];0);TEXT([.H8];0);TEXT([.I8];0);)" office:value-type="string" office:string-value="%00000101" calcext:value-type="string">
            <text:p>%00000101</text:p>
          </table:table-cell>
          <table:table-cell table:formula="of:=COM.MICROSOFT.CONCAT(&quot;%&quot;;TEXT([.J8];0);TEXT([.K8];0);TEXT([.L8];0);TEXT([.M8];0);TEXT([.N8];0);TEXT([.O8];0);TEXT([.P8];0);TEXT([.Q8];0);)" office:value-type="string" office:string-value="%10100000" calcext:value-type="string">
            <text:p>%10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number-columns-repeated="2" table:style-name="ce11" table:content-validation-name="val1" office:value-type="float" office:value="0" calcext:value-type="float">
            <text:p>0</text:p>
          </table:table-cell>
          <table:table-cell table:number-columns-repeated="5" table:style-name="ce19" table:content-validation-name="val1" office:value-type="float" office:value="1" calcext:value-type="float">
            <text:p>1</text:p>
          </table:table-cell>
          <table:table-cell table:number-columns-repeated="2" table:style-name="ce19" table:content-validation-name="val1" office:value-type="float" office:value="0" calcext:value-type="float">
            <text:p>0</text:p>
          </table:table-cell>
          <table:table-cell table:number-columns-repeated="4" table:style-name="ce19" table:content-validation-name="val1" office:value-type="float" office:value="1" calcext:value-type="float">
            <text:p>1</text:p>
          </table:table-cell>
          <table:table-cell table:style-name="ce11" table:content-validation-name="val1" office:value-type="float" office:value="1" calcext:value-type="float">
            <text:p>1</text:p>
          </table:table-cell>
          <table:table-cell table:number-columns-repeated="2" table:style-name="ce11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9];0);TEXT([.C9];0);TEXT([.D9];0);TEXT([.E9];0);TEXT([.F9];0);TEXT([.G9];0);TEXT([.H9];0);TEXT([.I9];0);)" office:value-type="string" office:string-value="%00111110" calcext:value-type="string">
            <text:p>%00111110</text:p>
          </table:table-cell>
          <table:table-cell table:formula="of:=COM.MICROSOFT.CONCAT(&quot;%&quot;;TEXT([.J9];0);TEXT([.K9];0);TEXT([.L9];0);TEXT([.M9];0);TEXT([.N9];0);TEXT([.O9];0);TEXT([.P9];0);TEXT([.Q9];0);)" office:value-type="string" office:string-value="%01111100" calcext:value-type="string">
            <text:p>%01111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number-columns-repeated="2" table:style-name="ce12" table:content-validation-name="val1" office:value-type="float" office:value="0" calcext:value-type="float">
            <text:p>0</text:p>
          </table:table-cell>
          <table:table-cell table:number-columns-repeated="5" table:style-name="ce19" table:content-validation-name="val1" office:value-type="float" office:value="1" calcext:value-type="float">
            <text:p>1</text:p>
          </table:table-cell>
          <table:table-cell table:number-columns-repeated="2" table:style-name="ce19" table:content-validation-name="val1" office:value-type="float" office:value="0" calcext:value-type="float">
            <text:p>0</text:p>
          </table:table-cell>
          <table:table-cell table:number-columns-repeated="4" table:style-name="ce19" table:content-validation-name="val1" office:value-type="float" office:value="1" calcext:value-type="float">
            <text:p>1</text:p>
          </table:table-cell>
          <table:table-cell table:style-name="ce12" table:content-validation-name="val1" office:value-type="float" office:value="1" calcext:value-type="float">
            <text:p>1</text:p>
          </table:table-cell>
          <table:table-cell table:number-columns-repeated="2" table:style-name="ce12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0];0);TEXT([.C10];0);TEXT([.D10];0);TEXT([.E10];0);TEXT([.F10];0);TEXT([.G10];0);TEXT([.H10];0);TEXT([.I10];0);)" office:value-type="string" office:string-value="%00111110" calcext:value-type="string">
            <text:p>%00111110</text:p>
          </table:table-cell>
          <table:table-cell table:formula="of:=COM.MICROSOFT.CONCAT(&quot;%&quot;;TEXT([.J10];0);TEXT([.K10];0);TEXT([.L10];0);TEXT([.M10];0);TEXT([.N10];0);TEXT([.O10];0);TEXT([.P10];0);TEXT([.Q10];0);)" office:value-type="string" office:string-value="%01111100" calcext:value-type="string">
            <text:p>%011111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number-columns-repeated="2" table:style-name="ce12" table:content-validation-name="val1" office:value-type="float" office:value="0" calcext:value-type="float">
            <text:p>0</text:p>
          </table:table-cell>
          <table:table-cell table:number-columns-repeated="3" table:style-name="ce20" table:content-validation-name="val1" office:value-type="float" office:value="0" calcext:value-type="float">
            <text:p>0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style-name="ce20" table:content-validation-name="val1" office:value-type="float" office:value="0" calcext:value-type="float">
            <text:p>0</text:p>
          </table:table-cell>
          <table:table-cell table:number-columns-repeated="2" table:style-name="ce20" table:content-validation-name="val1" office:value-type="float" office:value="1" calcext:value-type="float">
            <text:p>1</text:p>
          </table:table-cell>
          <table:table-cell table:style-name="ce20" table:content-validation-name="val1" office:value-type="float" office:value="0" calcext:value-type="float">
            <text:p>0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table:number-columns-repeated="2" table:style-name="ce20" table:content-validation-name="val1" office:value-type="float" office:value="0" calcext:value-type="float">
            <text:p>0</text:p>
          </table:table-cell>
          <table:table-cell table:number-columns-repeated="3" table:style-name="ce12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1];0);TEXT([.C11];0);TEXT([.D11];0);TEXT([.E11];0);TEXT([.F11];0);TEXT([.G11];0);TEXT([.H11];0);TEXT([.I11];0);)" office:value-type="string" office:string-value="%00000101" calcext:value-type="string">
            <text:p>%00000101</text:p>
          </table:table-cell>
          <table:table-cell table:formula="of:=COM.MICROSOFT.CONCAT(&quot;%&quot;;TEXT([.J11];0);TEXT([.K11];0);TEXT([.L11];0);TEXT([.M11];0);TEXT([.N11];0);TEXT([.O11];0);TEXT([.P11];0);TEXT([.Q11];0);)" office:value-type="string" office:string-value="%10100000" calcext:value-type="string">
            <text:p>%101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number-columns-repeated="2" table:style-name="ce13" table:content-validation-name="val1" office:value-type="float" office:value="0" calcext:value-type="float">
            <text:p>0</text:p>
          </table:table-cell>
          <table:table-cell table:number-columns-repeated="4" table:style-name="ce20" table:content-validation-name="val1" office:value-type="float" office:value="0" calcext:value-type="float">
            <text:p>0</text:p>
          </table:table-cell>
          <table:table-cell table:number-columns-repeated="4" table:style-name="ce20" table:content-validation-name="val1" office:value-type="float" office:value="1" calcext:value-type="float">
            <text:p>1</text:p>
          </table:table-cell>
          <table:table-cell table:number-columns-repeated="3" table:style-name="ce20" table:content-validation-name="val1" office:value-type="float" office:value="0" calcext:value-type="float">
            <text:p>0</text:p>
          </table:table-cell>
          <table:table-cell table:number-columns-repeated="3" table:style-name="ce13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2];0);TEXT([.C12];0);TEXT([.D12];0);TEXT([.E12];0);TEXT([.F12];0);TEXT([.G12];0);TEXT([.H12];0);TEXT([.I12];0);)" office:value-type="string" office:string-value="%00000011" calcext:value-type="string">
            <text:p>%00000011</text:p>
          </table:table-cell>
          <table:table-cell table:formula="of:=COM.MICROSOFT.CONCAT(&quot;%&quot;;TEXT([.J12];0);TEXT([.K12];0);TEXT([.L12];0);TEXT([.M12];0);TEXT([.N12];0);TEXT([.O12];0);TEXT([.P12];0);TEXT([.Q12];0);)" office:value-type="string" office:string-value="%11000000" calcext:value-type="string">
            <text:p>%11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number-columns-repeated="2" table:style-name="ce13" table:content-validation-name="val1" office:value-type="float" office:value="0" calcext:value-type="float">
            <text:p>0</text:p>
          </table:table-cell>
          <table:table-cell table:number-columns-repeated="5" table:style-name="ce21" table:content-validation-name="val1" office:value-type="float" office:value="0" calcext:value-type="float">
            <text:p>0</text:p>
          </table:table-cell>
          <table:table-cell table:number-columns-repeated="2" table:style-name="ce21" table:content-validation-name="val1" office:value-type="float" office:value="1" calcext:value-type="float">
            <text:p>1</text:p>
          </table:table-cell>
          <table:table-cell table:number-columns-repeated="4" table:style-name="ce21" table:content-validation-name="val1" office:value-type="float" office:value="0" calcext:value-type="float">
            <text:p>0</text:p>
          </table:table-cell>
          <table:table-cell table:number-columns-repeated="3" table:style-name="ce13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3];0);TEXT([.C13];0);TEXT([.D13];0);TEXT([.E13];0);TEXT([.F13];0);TEXT([.G13];0);TEXT([.H13];0);TEXT([.I13];0);)" office:value-type="string" office:string-value="%00000001" calcext:value-type="string">
            <text:p>%00000001</text:p>
          </table:table-cell>
          <table:table-cell table:formula="of:=COM.MICROSOFT.CONCAT(&quot;%&quot;;TEXT([.J13];0);TEXT([.K13];0);TEXT([.L13];0);TEXT([.M13];0);TEXT([.N13];0);TEXT([.O13];0);TEXT([.P13];0);TEXT([.Q13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number-columns-repeated="2" table:style-name="ce14" table:content-validation-name="val1" office:value-type="float" office:value="0" calcext:value-type="float">
            <text:p>0</text:p>
          </table:table-cell>
          <table:table-cell table:number-columns-repeated="5" table:style-name="ce21" table:content-validation-name="val1" office:value-type="float" office:value="0" calcext:value-type="float">
            <text:p>0</text:p>
          </table:table-cell>
          <table:table-cell table:number-columns-repeated="2" table:style-name="ce21" table:content-validation-name="val1" office:value-type="float" office:value="1" calcext:value-type="float">
            <text:p>1</text:p>
          </table:table-cell>
          <table:table-cell table:number-columns-repeated="4" table:style-name="ce21" table:content-validation-name="val1" office:value-type="float" office:value="0" calcext:value-type="float">
            <text:p>0</text:p>
          </table:table-cell>
          <table:table-cell table:number-columns-repeated="3" table:style-name="ce14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4];0);TEXT([.C14];0);TEXT([.D14];0);TEXT([.E14];0);TEXT([.F14];0);TEXT([.G14];0);TEXT([.H14];0);TEXT([.I14];0);)" office:value-type="string" office:string-value="%00000001" calcext:value-type="string">
            <text:p>%00000001</text:p>
          </table:table-cell>
          <table:table-cell table:formula="of:=COM.MICROSOFT.CONCAT(&quot;%&quot;;TEXT([.J14];0);TEXT([.K14];0);TEXT([.L14];0);TEXT([.M14];0);TEXT([.N14];0);TEXT([.O14];0);TEXT([.P14];0);TEXT([.Q14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number-columns-repeated="7" table:style-name="ce14" table:content-validation-name="val1" office:value-type="float" office:value="0" calcext:value-type="float">
            <text:p>0</text:p>
          </table:table-cell>
          <table:table-cell table:number-columns-repeated="2" table:style-name="ce14" table:content-validation-name="val1" office:value-type="float" office:value="1" calcext:value-type="float">
            <text:p>1</text:p>
          </table:table-cell>
          <table:table-cell table:number-columns-repeated="7" table:style-name="ce14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5];0);TEXT([.C15];0);TEXT([.D15];0);TEXT([.E15];0);TEXT([.F15];0);TEXT([.G15];0);TEXT([.H15];0);TEXT([.I15];0);)" office:value-type="string" office:string-value="%00000001" calcext:value-type="string">
            <text:p>%00000001</text:p>
          </table:table-cell>
          <table:table-cell table:formula="of:=COM.MICROSOFT.CONCAT(&quot;%&quot;;TEXT([.J15];0);TEXT([.K15];0);TEXT([.L15];0);TEXT([.M15];0);TEXT([.N15];0);TEXT([.O15];0);TEXT([.P15];0);TEXT([.Q15];0);)" office:value-type="string" office:string-value="%10000000" calcext:value-type="string">
            <text:p>%1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number-columns-repeated="16" table:style-name="ce15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6];0);TEXT([.C16];0);TEXT([.D16];0);TEXT([.E16];0);TEXT([.F16];0);TEXT([.G16];0);TEXT([.H16];0);TEXT([.I16];0);)" office:value-type="string" office:string-value="%00000000" calcext:value-type="string">
            <text:p>%00000000</text:p>
          </table:table-cell>
          <table:table-cell table:formula="of:=COM.MICROSOFT.CONCAT(&quot;%&quot;;TEXT([.J16];0);TEXT([.K16];0);TEXT([.L16];0);TEXT([.M16];0);TEXT([.N16];0);TEXT([.O16];0);TEXT([.P16];0);TEXT([.Q16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number-columns-repeated="16" table:style-name="ce15" table:content-validation-name="val1" office:value-type="float" office:value="0" calcext:value-type="float">
            <text:p>0</text:p>
          </table:table-cell>
          <table:table-cell table:style-name="ce7" table:content-validation-name="val1"/>
          <table:table-cell/>
          <table:table-cell table:formula="of:=COM.MICROSOFT.CONCAT(&quot;%&quot;;TEXT([.B17];0);TEXT([.C17];0);TEXT([.D17];0);TEXT([.E17];0);TEXT([.F17];0);TEXT([.G17];0);TEXT([.H17];0);TEXT([.I17];0);)" office:value-type="string" office:string-value="%00000000" calcext:value-type="string">
            <text:p>%00000000</text:p>
          </table:table-cell>
          <table:table-cell table:formula="of:=COM.MICROSOFT.CONCAT(&quot;%&quot;;TEXT([.J17];0);TEXT([.K17];0);TEXT([.L17];0);TEXT([.M17];0);TEXT([.N17];0);TEXT([.O17];0);TEXT([.P17];0);TEXT([.Q17];0);)" office:value-type="string" office:string-value="%00000000" calcext:value-type="string">
            <text:p>%0000000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style-name="ce5" table:number-columns-repeated="18"/>
          <table:table-cell table:number-columns-repeated="4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office:value-type="string" calcext:value-type="string">
            <text:p>Binary text</text:p>
          </table:table-cell>
          <table:table-cell office:value-type="string" calcext:value-type="string">
            <text:p>Binary num</text:p>
          </table:table-cell>
          <table:table-cell office:value-type="string" calcext:value-type="string">
            <text:p>Hex num</text:p>
          </table:table-cell>
          <table:table-cell table:style-name="Default" office:value-type="string" calcext:value-type="string">
            <text:p>Hex text</text:p>
          </table:table-cell>
          <table:table-cell table:number-columns-repeated="2"/>
        </table:table-row>
        <table:table-row table:style-name="ro1">
          <table:table-cell table:number-columns-repeated="22"/>
          <table:table-cell table:style-name="Default"/>
          <table:table-cell table:number-columns-repeated="2"/>
        </table:table-row>
        <table:table-row table:style-name="ro1">
          <table:table-cell table:number-columns-repeated="19"/>
          <table:table-cell table:formula="of:=[.T2]" office:value-type="string" office:string-value="%00000000" calcext:value-type="string">
            <text:p>%00000000</text:p>
          </table:table-cell>
          <table:table-cell table:formula="of:=MID([.T21];2;8)" office:value-type="string" office:string-value="00000000" calcext:value-type="string">
            <text:p>00000000</text:p>
          </table:table-cell>
          <table:table-cell table:formula="of:=BIN2HEX([.U21])" office:value-type="string" office:string-value="0" calcext:value-type="string">
            <text:p>0</text:p>
          </table:table-cell>
          <table:table-cell table:formula="of:=COM.MICROSOFT.CONCAT(&quot;$&quot;;TEXT([.V2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3]" office:value-type="string" office:string-value="%00000000" calcext:value-type="string">
            <text:p>%00000000</text:p>
          </table:table-cell>
          <table:table-cell table:formula="of:=MID([.T22];2;8)" office:value-type="string" office:string-value="00000000" calcext:value-type="string">
            <text:p>00000000</text:p>
          </table:table-cell>
          <table:table-cell table:formula="of:=BIN2HEX([.U22])" office:value-type="string" office:string-value="0" calcext:value-type="string">
            <text:p>0</text:p>
          </table:table-cell>
          <table:table-cell table:formula="of:=COM.MICROSOFT.CONCAT(&quot;$&quot;;TEXT([.V22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4]" office:value-type="string" office:string-value="%00000001" calcext:value-type="string">
            <text:p>%00000001</text:p>
          </table:table-cell>
          <table:table-cell table:formula="of:=MID([.T23];2;8)" office:value-type="string" office:string-value="00000001" calcext:value-type="string">
            <text:p>00000001</text:p>
          </table:table-cell>
          <table:table-cell table:formula="of:=BIN2HEX([.U23])" office:value-type="string" office:string-value="1" calcext:value-type="string">
            <text:p>1</text:p>
          </table:table-cell>
          <table:table-cell table:formula="of:=COM.MICROSOFT.CONCAT(&quot;$&quot;;TEXT([.V23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5]" office:value-type="string" office:string-value="%00000001" calcext:value-type="string">
            <text:p>%00000001</text:p>
          </table:table-cell>
          <table:table-cell table:formula="of:=MID([.T24];2;8)" office:value-type="string" office:string-value="00000001" calcext:value-type="string">
            <text:p>00000001</text:p>
          </table:table-cell>
          <table:table-cell table:formula="of:=BIN2HEX([.U24])" office:value-type="string" office:string-value="1" calcext:value-type="string">
            <text:p>1</text:p>
          </table:table-cell>
          <table:table-cell table:formula="of:=COM.MICROSOFT.CONCAT(&quot;$&quot;;TEXT([.V24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6]" office:value-type="string" office:string-value="%00000001" calcext:value-type="string">
            <text:p>%00000001</text:p>
          </table:table-cell>
          <table:table-cell table:formula="of:=MID([.T25];2;8)" office:value-type="string" office:string-value="00000001" calcext:value-type="string">
            <text:p>00000001</text:p>
          </table:table-cell>
          <table:table-cell table:formula="of:=BIN2HEX([.U25])" office:value-type="string" office:string-value="1" calcext:value-type="string">
            <text:p>1</text:p>
          </table:table-cell>
          <table:table-cell table:formula="of:=COM.MICROSOFT.CONCAT(&quot;$&quot;;TEXT([.V25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7]" office:value-type="string" office:string-value="%00000011" calcext:value-type="string">
            <text:p>%00000011</text:p>
          </table:table-cell>
          <table:table-cell table:formula="of:=MID([.T26];2;8)" office:value-type="string" office:string-value="00000011" calcext:value-type="string">
            <text:p>00000011</text:p>
          </table:table-cell>
          <table:table-cell table:formula="of:=BIN2HEX([.U26])" office:value-type="string" office:string-value="3" calcext:value-type="string">
            <text:p>3</text:p>
          </table:table-cell>
          <table:table-cell table:formula="of:=COM.MICROSOFT.CONCAT(&quot;$&quot;;TEXT([.V26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8]" office:value-type="string" office:string-value="%00000101" calcext:value-type="string">
            <text:p>%00000101</text:p>
          </table:table-cell>
          <table:table-cell table:formula="of:=MID([.T27];2;8)" office:value-type="string" office:string-value="00000101" calcext:value-type="string">
            <text:p>00000101</text:p>
          </table:table-cell>
          <table:table-cell table:formula="of:=BIN2HEX([.U27])" office:value-type="string" office:string-value="5" calcext:value-type="string">
            <text:p>5</text:p>
          </table:table-cell>
          <table:table-cell table:formula="of:=COM.MICROSOFT.CONCAT(&quot;$&quot;;TEXT([.V27];0))" office:value-type="string" office:string-value="$5" calcext:value-type="string">
            <text:p>$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9]" office:value-type="string" office:string-value="%00111110" calcext:value-type="string">
            <text:p>%00111110</text:p>
          </table:table-cell>
          <table:table-cell table:formula="of:=MID([.T28];2;8)" office:value-type="string" office:string-value="00111110" calcext:value-type="string">
            <text:p>00111110</text:p>
          </table:table-cell>
          <table:table-cell table:formula="of:=BIN2HEX([.U28])" office:value-type="string" office:string-value="3E" calcext:value-type="string">
            <text:p>3E</text:p>
          </table:table-cell>
          <table:table-cell table:formula="of:=COM.MICROSOFT.CONCAT(&quot;$&quot;;TEXT([.V28];0))" office:value-type="string" office:string-value="$3E" calcext:value-type="string">
            <text:p>$3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2]" office:value-type="string" office:string-value="%00000000" calcext:value-type="string">
            <text:p>%00000000</text:p>
          </table:table-cell>
          <table:table-cell table:formula="of:=MID([.T29];2;8)" office:value-type="string" office:string-value="00000000" calcext:value-type="string">
            <text:p>00000000</text:p>
          </table:table-cell>
          <table:table-cell table:formula="of:=BIN2HEX([.U29])" office:value-type="string" office:string-value="0" calcext:value-type="string">
            <text:p>0</text:p>
          </table:table-cell>
          <table:table-cell table:formula="of:=COM.MICROSOFT.CONCAT(&quot;$&quot;;TEXT([.V29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3]" office:value-type="string" office:string-value="%00000000" calcext:value-type="string">
            <text:p>%00000000</text:p>
          </table:table-cell>
          <table:table-cell table:formula="of:=MID([.T30];2;8)" office:value-type="string" office:string-value="00000000" calcext:value-type="string">
            <text:p>00000000</text:p>
          </table:table-cell>
          <table:table-cell table:formula="of:=BIN2HEX([.U30])" office:value-type="string" office:string-value="0" calcext:value-type="string">
            <text:p>0</text:p>
          </table:table-cell>
          <table:table-cell table:formula="of:=COM.MICROSOFT.CONCAT(&quot;$&quot;;TEXT([.V30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4]" office:value-type="string" office:string-value="%10000000" calcext:value-type="string">
            <text:p>%10000000</text:p>
          </table:table-cell>
          <table:table-cell table:formula="of:=MID([.T31];2;8)" office:value-type="string" office:string-value="10000000" calcext:value-type="string">
            <text:p>10000000</text:p>
          </table:table-cell>
          <table:table-cell table:formula="of:=BIN2HEX([.U31])" office:value-type="string" office:string-value="80" calcext:value-type="string">
            <text:p>80</text:p>
          </table:table-cell>
          <table:table-cell table:formula="of:=COM.MICROSOFT.CONCAT(&quot;$&quot;;TEXT([.V31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5]" office:value-type="string" office:string-value="%10000000" calcext:value-type="string">
            <text:p>%10000000</text:p>
          </table:table-cell>
          <table:table-cell table:formula="of:=MID([.T32];2;8)" office:value-type="string" office:string-value="10000000" calcext:value-type="string">
            <text:p>10000000</text:p>
          </table:table-cell>
          <table:table-cell table:formula="of:=BIN2HEX([.U32])" office:value-type="string" office:string-value="80" calcext:value-type="string">
            <text:p>80</text:p>
          </table:table-cell>
          <table:table-cell table:formula="of:=COM.MICROSOFT.CONCAT(&quot;$&quot;;TEXT([.V32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6]" office:value-type="string" office:string-value="%10000000" calcext:value-type="string">
            <text:p>%10000000</text:p>
          </table:table-cell>
          <table:table-cell table:formula="of:=MID([.T33];2;8)" office:value-type="string" office:string-value="10000000" calcext:value-type="string">
            <text:p>10000000</text:p>
          </table:table-cell>
          <table:table-cell table:formula="of:=BIN2HEX([.U33])" office:value-type="string" office:string-value="80" calcext:value-type="string">
            <text:p>80</text:p>
          </table:table-cell>
          <table:table-cell table:formula="of:=COM.MICROSOFT.CONCAT(&quot;$&quot;;TEXT([.V33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7]" office:value-type="string" office:string-value="%11000000" calcext:value-type="string">
            <text:p>%11000000</text:p>
          </table:table-cell>
          <table:table-cell table:formula="of:=MID([.T34];2;8)" office:value-type="string" office:string-value="11000000" calcext:value-type="string">
            <text:p>11000000</text:p>
          </table:table-cell>
          <table:table-cell table:formula="of:=BIN2HEX([.U34])" office:value-type="string" office:string-value="C0" calcext:value-type="string">
            <text:p>C0</text:p>
          </table:table-cell>
          <table:table-cell table:formula="of:=COM.MICROSOFT.CONCAT(&quot;$&quot;;TEXT([.V34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8]" office:value-type="string" office:string-value="%10100000" calcext:value-type="string">
            <text:p>%10100000</text:p>
          </table:table-cell>
          <table:table-cell table:formula="of:=MID([.T35];2;8)" office:value-type="string" office:string-value="10100000" calcext:value-type="string">
            <text:p>10100000</text:p>
          </table:table-cell>
          <table:table-cell table:formula="of:=BIN2HEX([.U35])" office:value-type="string" office:string-value="A0" calcext:value-type="string">
            <text:p>A0</text:p>
          </table:table-cell>
          <table:table-cell table:formula="of:=COM.MICROSOFT.CONCAT(&quot;$&quot;;TEXT([.V35];0))" office:value-type="string" office:string-value="$A0" calcext:value-type="string">
            <text:p>$A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9]" office:value-type="string" office:string-value="%01111100" calcext:value-type="string">
            <text:p>%01111100</text:p>
          </table:table-cell>
          <table:table-cell table:formula="of:=MID([.T36];2;8)" office:value-type="string" office:string-value="01111100" calcext:value-type="string">
            <text:p>01111100</text:p>
          </table:table-cell>
          <table:table-cell table:formula="of:=BIN2HEX([.U36])" office:value-type="string" office:string-value="7C" calcext:value-type="string">
            <text:p>7C</text:p>
          </table:table-cell>
          <table:table-cell table:formula="of:=COM.MICROSOFT.CONCAT(&quot;$&quot;;TEXT([.V36];0))" office:value-type="string" office:string-value="$7C" calcext:value-type="string">
            <text:p>$7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0]" office:value-type="string" office:string-value="%00111110" calcext:value-type="string">
            <text:p>%00111110</text:p>
          </table:table-cell>
          <table:table-cell table:formula="of:=MID([.T37];2;8)" office:value-type="string" office:string-value="00111110" calcext:value-type="string">
            <text:p>00111110</text:p>
          </table:table-cell>
          <table:table-cell table:formula="of:=BIN2HEX([.U37])" office:value-type="string" office:string-value="3E" calcext:value-type="string">
            <text:p>3E</text:p>
          </table:table-cell>
          <table:table-cell table:formula="of:=COM.MICROSOFT.CONCAT(&quot;$&quot;;TEXT([.V37];0))" office:value-type="string" office:string-value="$3E" calcext:value-type="string">
            <text:p>$3E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1]" office:value-type="string" office:string-value="%00000101" calcext:value-type="string">
            <text:p>%00000101</text:p>
          </table:table-cell>
          <table:table-cell table:formula="of:=MID([.T38];2;8)" office:value-type="string" office:string-value="00000101" calcext:value-type="string">
            <text:p>00000101</text:p>
          </table:table-cell>
          <table:table-cell table:formula="of:=BIN2HEX([.U38])" office:value-type="string" office:string-value="5" calcext:value-type="string">
            <text:p>5</text:p>
          </table:table-cell>
          <table:table-cell table:formula="of:=COM.MICROSOFT.CONCAT(&quot;$&quot;;TEXT([.V38];0))" office:value-type="string" office:string-value="$5" calcext:value-type="string">
            <text:p>$5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2]" office:value-type="string" office:string-value="%00000011" calcext:value-type="string">
            <text:p>%00000011</text:p>
          </table:table-cell>
          <table:table-cell table:formula="of:=MID([.T39];2;8)" office:value-type="string" office:string-value="00000011" calcext:value-type="string">
            <text:p>00000011</text:p>
          </table:table-cell>
          <table:table-cell table:formula="of:=BIN2HEX([.U39])" office:value-type="string" office:string-value="3" calcext:value-type="string">
            <text:p>3</text:p>
          </table:table-cell>
          <table:table-cell table:formula="of:=COM.MICROSOFT.CONCAT(&quot;$&quot;;TEXT([.V39];0))" office:value-type="string" office:string-value="$3" calcext:value-type="string">
            <text:p>$3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3]" office:value-type="string" office:string-value="%00000001" calcext:value-type="string">
            <text:p>%00000001</text:p>
          </table:table-cell>
          <table:table-cell table:formula="of:=MID([.T40];2;8)" office:value-type="string" office:string-value="00000001" calcext:value-type="string">
            <text:p>00000001</text:p>
          </table:table-cell>
          <table:table-cell table:formula="of:=BIN2HEX([.U40])" office:value-type="string" office:string-value="1" calcext:value-type="string">
            <text:p>1</text:p>
          </table:table-cell>
          <table:table-cell table:formula="of:=COM.MICROSOFT.CONCAT(&quot;$&quot;;TEXT([.V40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4]" office:value-type="string" office:string-value="%00000001" calcext:value-type="string">
            <text:p>%00000001</text:p>
          </table:table-cell>
          <table:table-cell table:formula="of:=MID([.T41];2;8)" office:value-type="string" office:string-value="00000001" calcext:value-type="string">
            <text:p>00000001</text:p>
          </table:table-cell>
          <table:table-cell table:formula="of:=BIN2HEX([.U41])" office:value-type="string" office:string-value="1" calcext:value-type="string">
            <text:p>1</text:p>
          </table:table-cell>
          <table:table-cell table:formula="of:=COM.MICROSOFT.CONCAT(&quot;$&quot;;TEXT([.V41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5]" office:value-type="string" office:string-value="%00000001" calcext:value-type="string">
            <text:p>%00000001</text:p>
          </table:table-cell>
          <table:table-cell table:formula="of:=MID([.T42];2;8)" office:value-type="string" office:string-value="00000001" calcext:value-type="string">
            <text:p>00000001</text:p>
          </table:table-cell>
          <table:table-cell table:formula="of:=BIN2HEX([.U42])" office:value-type="string" office:string-value="1" calcext:value-type="string">
            <text:p>1</text:p>
          </table:table-cell>
          <table:table-cell table:formula="of:=COM.MICROSOFT.CONCAT(&quot;$&quot;;TEXT([.V42];0))" office:value-type="string" office:string-value="$1" calcext:value-type="string">
            <text:p>$1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6]" office:value-type="string" office:string-value="%00000000" calcext:value-type="string">
            <text:p>%00000000</text:p>
          </table:table-cell>
          <table:table-cell table:formula="of:=MID([.T43];2;8)" office:value-type="string" office:string-value="00000000" calcext:value-type="string">
            <text:p>00000000</text:p>
          </table:table-cell>
          <table:table-cell table:formula="of:=BIN2HEX([.U43])" office:value-type="string" office:string-value="0" calcext:value-type="string">
            <text:p>0</text:p>
          </table:table-cell>
          <table:table-cell table:formula="of:=COM.MICROSOFT.CONCAT(&quot;$&quot;;TEXT([.V43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T17]" office:value-type="string" office:string-value="%00000000" calcext:value-type="string">
            <text:p>%00000000</text:p>
          </table:table-cell>
          <table:table-cell table:formula="of:=MID([.T44];2;8)" office:value-type="string" office:string-value="00000000" calcext:value-type="string">
            <text:p>00000000</text:p>
          </table:table-cell>
          <table:table-cell table:formula="of:=BIN2HEX([.U44])" office:value-type="string" office:string-value="0" calcext:value-type="string">
            <text:p>0</text:p>
          </table:table-cell>
          <table:table-cell table:formula="of:=COM.MICROSOFT.CONCAT(&quot;$&quot;;TEXT([.V44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0]" office:value-type="string" office:string-value="%01111100" calcext:value-type="string">
            <text:p>%01111100</text:p>
          </table:table-cell>
          <table:table-cell table:formula="of:=MID([.T45];2;8)" office:value-type="string" office:string-value="01111100" calcext:value-type="string">
            <text:p>01111100</text:p>
          </table:table-cell>
          <table:table-cell table:formula="of:=BIN2HEX([.U45])" office:value-type="string" office:string-value="7C" calcext:value-type="string">
            <text:p>7C</text:p>
          </table:table-cell>
          <table:table-cell table:formula="of:=COM.MICROSOFT.CONCAT(&quot;$&quot;;TEXT([.V45];0))" office:value-type="string" office:string-value="$7C" calcext:value-type="string">
            <text:p>$7C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1]" office:value-type="string" office:string-value="%10100000" calcext:value-type="string">
            <text:p>%10100000</text:p>
          </table:table-cell>
          <table:table-cell table:formula="of:=MID([.T46];2;8)" office:value-type="string" office:string-value="10100000" calcext:value-type="string">
            <text:p>10100000</text:p>
          </table:table-cell>
          <table:table-cell table:formula="of:=BIN2HEX([.U46])" office:value-type="string" office:string-value="A0" calcext:value-type="string">
            <text:p>A0</text:p>
          </table:table-cell>
          <table:table-cell table:formula="of:=COM.MICROSOFT.CONCAT(&quot;$&quot;;TEXT([.V46];0))" office:value-type="string" office:string-value="$A0" calcext:value-type="string">
            <text:p>$A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2]" office:value-type="string" office:string-value="%11000000" calcext:value-type="string">
            <text:p>%11000000</text:p>
          </table:table-cell>
          <table:table-cell table:formula="of:=MID([.T47];2;8)" office:value-type="string" office:string-value="11000000" calcext:value-type="string">
            <text:p>11000000</text:p>
          </table:table-cell>
          <table:table-cell table:formula="of:=BIN2HEX([.U47])" office:value-type="string" office:string-value="C0" calcext:value-type="string">
            <text:p>C0</text:p>
          </table:table-cell>
          <table:table-cell table:formula="of:=COM.MICROSOFT.CONCAT(&quot;$&quot;;TEXT([.V47];0))" office:value-type="string" office:string-value="$C0" calcext:value-type="string">
            <text:p>$C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3]" office:value-type="string" office:string-value="%10000000" calcext:value-type="string">
            <text:p>%10000000</text:p>
          </table:table-cell>
          <table:table-cell table:formula="of:=MID([.T48];2;8)" office:value-type="string" office:string-value="10000000" calcext:value-type="string">
            <text:p>10000000</text:p>
          </table:table-cell>
          <table:table-cell table:formula="of:=BIN2HEX([.U48])" office:value-type="string" office:string-value="80" calcext:value-type="string">
            <text:p>80</text:p>
          </table:table-cell>
          <table:table-cell table:formula="of:=COM.MICROSOFT.CONCAT(&quot;$&quot;;TEXT([.V48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4]" office:value-type="string" office:string-value="%10000000" calcext:value-type="string">
            <text:p>%10000000</text:p>
          </table:table-cell>
          <table:table-cell table:formula="of:=MID([.T49];2;8)" office:value-type="string" office:string-value="10000000" calcext:value-type="string">
            <text:p>10000000</text:p>
          </table:table-cell>
          <table:table-cell table:formula="of:=BIN2HEX([.U49])" office:value-type="string" office:string-value="80" calcext:value-type="string">
            <text:p>80</text:p>
          </table:table-cell>
          <table:table-cell table:formula="of:=COM.MICROSOFT.CONCAT(&quot;$&quot;;TEXT([.V49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5]" office:value-type="string" office:string-value="%10000000" calcext:value-type="string">
            <text:p>%10000000</text:p>
          </table:table-cell>
          <table:table-cell table:formula="of:=MID([.T50];2;8)" office:value-type="string" office:string-value="10000000" calcext:value-type="string">
            <text:p>10000000</text:p>
          </table:table-cell>
          <table:table-cell table:formula="of:=BIN2HEX([.U50])" office:value-type="string" office:string-value="80" calcext:value-type="string">
            <text:p>80</text:p>
          </table:table-cell>
          <table:table-cell table:formula="of:=COM.MICROSOFT.CONCAT(&quot;$&quot;;TEXT([.V50];0))" office:value-type="string" office:string-value="$80" calcext:value-type="string">
            <text:p>$8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6]" office:value-type="string" office:string-value="%00000000" calcext:value-type="string">
            <text:p>%00000000</text:p>
          </table:table-cell>
          <table:table-cell table:formula="of:=MID([.T51];2;8)" office:value-type="string" office:string-value="00000000" calcext:value-type="string">
            <text:p>00000000</text:p>
          </table:table-cell>
          <table:table-cell table:formula="of:=BIN2HEX([.U51])" office:value-type="string" office:string-value="0" calcext:value-type="string">
            <text:p>0</text:p>
          </table:table-cell>
          <table:table-cell table:formula="of:=COM.MICROSOFT.CONCAT(&quot;$&quot;;TEXT([.V51];0))" office:value-type="string" office:string-value="$0" calcext:value-type="string">
            <text:p>$0</text:p>
          </table:table-cell>
          <table:table-cell office:value-type="string" calcext:value-type="string">
            <text:p>,</text:p>
          </table:table-cell>
          <table:table-cell/>
        </table:table-row>
        <table:table-row table:style-name="ro1">
          <table:table-cell table:number-columns-repeated="19"/>
          <table:table-cell table:formula="of:=[.U17]" office:value-type="string" office:string-value="%00000000" calcext:value-type="string">
            <text:p>%00000000</text:p>
          </table:table-cell>
          <table:table-cell table:formula="of:=MID([.T52];2;8)" office:value-type="string" office:string-value="00000000" calcext:value-type="string">
            <text:p>00000000</text:p>
          </table:table-cell>
          <table:table-cell table:formula="of:=BIN2HEX([.U52])" office:value-type="string" office:string-value="0" calcext:value-type="string">
            <text:p>0</text:p>
          </table:table-cell>
          <table:table-cell table:formula="of:=COM.MICROSOFT.CONCAT(&quot;$&quot;;TEXT([.V52];0))" office:value-type="string" office:string-value="$0" calcext:value-type="string">
            <text:p>$0</text:p>
          </table:table-cell>
          <table:table-cell table:number-columns-repeated="2"/>
        </table:table-row>
        <calcext:conditional-formats>
          <calcext:conditional-format calcext:target-range-address="Sheet1.R2:Sheet1.R17 Sheet1.B2:Sheet1.Q3 Sheet1.O7:Sheet1.Q9 Sheet1.B7:Sheet1.C9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O4:Sheet1.Q5 Sheet1.B4:Sheet1.C5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O6:Sheet1.Q7 Sheet1.B6:Sheet1.C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O8:Sheet1.Q9 Sheet1.B8:Sheet1.C9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O11:Sheet1.Q11 Sheet1.B10:Sheet1.C11 Sheet1.O10:Sheet1.Q10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O12:Sheet1.Q13 Sheet1.B12:Sheet1.C13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B16:Sheet1.Q1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4:Sheet1.D4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E4:Sheet1.N4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B15:Sheet1.Q15 Sheet1.B14:Sheet1.C14 Sheet1.O14:Sheet1.Q14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5:Sheet1.D6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5:Sheet1.D6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7:Sheet1.D8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9:Sheet1.N10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11:Sheet1.N12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D13:Sheet1.N14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E5:Sheet1.N5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E6:Sheet1.N7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  <calcext:conditional-format calcext:target-range-address="Sheet1.E8:Sheet1.N8">
            <calcext:color-scale>
              <calcext:color-scale-entry calcext:value="0" calcext:type="number" calcext:color="#000000"/>
              <calcext:color-scale-entry calcext:value="1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 style:data-style-name="N2" text:time-value="09:39:17.09458068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3T22:00:56.261819533</meta:creation-date>
    <dc:date>2022-06-16T09:39:37.464861815</dc:date>
    <meta:editing-duration>PT1H3M5S</meta:editing-duration>
    <meta:editing-cycles>25</meta:editing-cycles>
    <meta:generator>LibreOffice/6.4.7.2$Linux_X86_64 LibreOffice_project/40$Build-2</meta:generator>
    <meta:document-statistic meta:table-count="1" meta:cell-count="488" meta:object-count="0"/>
  </office:meta>
</office:document-meta>
</file>